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06pt" svg:height="252.99pt" svg:x="887.1pt" svg:y="0pt">
            <draw:object draw:notify-on-update-of-ranges="Sheet1.B1:Sheet1.K1 Sheet1.A6:Sheet1.A6 Sheet1.B6:Sheet1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88.55pt" svg:y="256pt">
            <draw:object draw:notify-on-update-of-ranges="Sheet1.B1:Sheet1.K1 Sheet1.A24:Sheet1.A24 Sheet1.B24:Sheet1.K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91.78pt" svg:y="517.12pt">
            <draw:object draw:notify-on-update-of-ranges="Sheet1.B1:Sheet1.K1 Sheet1.A45:Sheet1.A45 Sheet1.B45:Sheet1.K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99.69pt" svg:y="785.14pt">
            <draw:object draw:notify-on-update-of-ranges="Sheet1.B1:Sheet1.K1 Sheet1.A69:Sheet1.A69 Sheet1.B69:Sheet1.K6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VCDOMLEM REGRESSION for " draw:style-name="gr1" draw:text-style-name="P1" svg:width="453.51pt" svg:height="255.09pt" svg:x="897.28pt" svg:y="1057.72pt">
            <draw:object draw:notify-on-update-of-ranges="Sheet1.B1:Sheet1.K1 Sheet1.A94:Sheet1.A94 Sheet1.B94:Sheet1.K9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00.48pt" svg:y="1365.65pt">
            <draw:object draw:notify-on-update-of-ranges="Sheet1.B1:Sheet1.K1 Sheet1.A119:Sheet1.A119 Sheet1.B119:Sheet1.K1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906.77pt" svg:y="1730.07pt">
            <draw:object draw:notify-on-update-of-ranges="Sheet1.B1:Sheet1.K1 Sheet1.A144:Sheet1.A144 Sheet1.B144:Sheet1.K1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906.77pt" svg:y="2029.01pt">
            <draw:object draw:notify-on-update-of-ranges="Sheet1.B1:Sheet1.K1 Sheet1.A169:Sheet1.A169 Sheet1.B169:Sheet1.K16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905.98pt" svg:y="2344.51pt">
            <draw:object draw:notify-on-update-of-ranges="Sheet1.B1:Sheet1.K1 Sheet1.A194:Sheet1.A194 Sheet1.B194:Sheet1.K19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VCDOMLEM REGRESSION with params:</text:p>
          </table:table-cell>
          <table:table-cell table:style-name="ce1" table:formula="of:=CONCATENATE([.B2];&quot; &quot;;IF([.B3]=&quot;Balanced_n20_k20_x5_a3VCDomLEM.res&quot;;&quot;N20&quot;;&quot;N10&quot;))" office:value-type="string" office:string-value="parts-48 N20" calcext:value-type="string">
            <text:p>parts-48 N20</text:p>
          </table:table-cell>
          <table:table-cell table:style-name="ce1" table:formula="of:=CONCATENATE([.C2];&quot; &quot;;IF([.C3]=&quot;Balanced_n20_k20_x5_a3VCDomLEM.res&quot;;&quot;N20&quot;;&quot;N10&quot;))" office:value-type="string" office:string-value="parts-3 N10" calcext:value-type="string">
            <text:p>parts-3 N10</text:p>
          </table:table-cell>
          <table:table-cell table:style-name="ce1" table:formula="of:=CONCATENATE([.D2];&quot; &quot;;IF([.D3]=&quot;Balanced_n20_k20_x5_a3VCDomLEM.res&quot;;&quot;N20&quot;;&quot;N10&quot;))" office:value-type="string" office:string-value="parts-3 N20" calcext:value-type="string">
            <text:p>parts-3 N20</text:p>
          </table:table-cell>
          <table:table-cell table:style-name="ce1" table:formula="of:=CONCATENATE([.E2];&quot; &quot;;IF([.E3]=&quot;Balanced_n20_k20_x5_a3VCDomLEM.res&quot;;&quot;N20&quot;;&quot;N10&quot;))" office:value-type="string" office:string-value="parts-5 N10" calcext:value-type="string">
            <text:p>parts-5 N10</text:p>
          </table:table-cell>
          <table:table-cell table:style-name="ce1" table:formula="of:=CONCATENATE([.F2];&quot; &quot;;IF([.F3]=&quot;Balanced_n20_k20_x5_a3VCDomLEM.res&quot;;&quot;N20&quot;;&quot;N10&quot;))" office:value-type="string" office:string-value="parts-5 N20" calcext:value-type="string">
            <text:p>parts-5 N20</text:p>
          </table:table-cell>
          <table:table-cell table:style-name="ce1" table:formula="of:=CONCATENATE([.G2];&quot; &quot;;IF([.G3]=&quot;Balanced_n20_k20_x5_a3VCDomLEM.res&quot;;&quot;N20&quot;;&quot;N10&quot;))" office:value-type="string" office:string-value="parts-10 N10" calcext:value-type="string">
            <text:p>parts-10 N10</text:p>
          </table:table-cell>
          <table:table-cell table:style-name="ce1" table:formula="of:=CONCATENATE([.H2];&quot; &quot;;IF([.H3]=&quot;Balanced_n20_k20_x5_a3VCDomLEM.res&quot;;&quot;N20&quot;;&quot;N10&quot;))" office:value-type="string" office:string-value="parts-10 N20" calcext:value-type="string">
            <text:p>parts-10 N20</text:p>
          </table:table-cell>
          <table:table-cell table:style-name="ce1" table:formula="of:=CONCATENATE([.I2];&quot; &quot;;IF([.I3]=&quot;Balanced_n20_k20_x5_a3VCDomLEM.res&quot;;&quot;N20&quot;;&quot;N10&quot;))" office:value-type="string" office:string-value="parts-20 N10" calcext:value-type="string">
            <text:p>parts-20 N10</text:p>
          </table:table-cell>
          <table:table-cell table:style-name="ce1" table:formula="of:=CONCATENATE([.J2];&quot; &quot;;IF([.J3]=&quot;Balanced_n20_k20_x5_a3VCDomLEM.res&quot;;&quot;N20&quot;;&quot;N10&quot;))" office:value-type="string" office:string-value="parts-20 N20" calcext:value-type="string">
            <text:p>parts-20 N20</text:p>
          </table:table-cell>
          <table:table-cell table:style-name="ce1" table:formula="of:=CONCATENATE([.K2];&quot; &quot;;IF([.K3]=&quot;Balanced_n20_k20_x5_a3VCDomLEM.res&quot;;&quot;N20&quot;;&quot;N10&quot;))" office:value-type="string" office:string-value="parts-48 N10" calcext:value-type="string">
            <text:p>parts-48 N10</text:p>
          </table:table-cell>
        </table:table-row>
        <table:table-row table:style-name="ro1">
          <table:table-cell/>
          <table:table-cell office:value-type="string" calcext:value-type="string">
            <text:p>parts-48</text:p>
          </table:table-cell>
          <table:table-cell table:number-columns-repeated="2" office:value-type="string" calcext:value-type="string">
            <text:p>parts-3</text:p>
          </table:table-cell>
          <table:table-cell table:number-columns-repeated="2" office:value-type="string" calcext:value-type="string">
            <text:p>parts-5</text:p>
          </table:table-cell>
          <table:table-cell table:number-columns-repeated="2" office:value-type="string" calcext:value-type="string">
            <text:p>parts-10</text:p>
          </table:table-cell>
          <table:table-cell table:number-columns-repeated="2" office:value-type="string" calcext:value-type="string">
            <text:p>parts-20</text:p>
          </table:table-cell>
          <table:table-cell office:value-type="string" calcext:value-type="string">
            <text:p>parts-48</text:p>
          </table:table-cell>
        </table:table-row>
        <table:table-row table:style-name="ro1">
          <table:table-cell/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3424" calcext:value-type="float">
            <text:p>0.963424</text:p>
          </table:table-cell>
          <table:table-cell office:value-type="float" office:value="0.944947" calcext:value-type="float">
            <text:p>0.94494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0784" calcext:value-type="float">
            <text:p>0.960784</text:p>
          </table:table-cell>
          <table:table-cell table:number-columns-repeated="2" office:value-type="float" office:value="0.965686" calcext:value-type="float">
            <text:p>0.965686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1916" calcext:value-type="float">
            <text:p>0.961916</text:p>
          </table:table-cell>
          <table:table-cell office:value-type="float" office:value="0.964555" calcext:value-type="float">
            <text:p>0.96455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5473" calcext:value-type="float">
            <text:p>0.965473</text:p>
          </table:table-cell>
          <table:table-cell office:value-type="float" office:value="0.944571" calcext:value-type="float">
            <text:p>0.944571</text:p>
          </table:table-cell>
          <table:table-cell office:value-type="float" office:value="0.945158" calcext:value-type="float">
            <text:p>0.945158</text:p>
          </table:table-cell>
          <table:table-cell office:value-type="float" office:value="0.962108" calcext:value-type="float">
            <text:p>0.962108</text:p>
          </table:table-cell>
          <table:table-cell office:value-type="float" office:value="0.962398" calcext:value-type="float">
            <text:p>0.962398</text:p>
          </table:table-cell>
          <table:table-cell table:number-columns-repeated="2" office:value-type="float" office:value="0.965798" calcext:value-type="float">
            <text:p>0.965798</text:p>
          </table:table-cell>
          <table:table-cell office:value-type="float" office:value="0.962985" calcext:value-type="float">
            <text:p>0.962985</text:p>
          </table:table-cell>
          <table:table-cell office:value-type="float" office:value="0.963653" calcext:value-type="float">
            <text:p>0.963653</text:p>
          </table:table-cell>
          <table:table-cell office:value-type="float" office:value="0.964461" calcext:value-type="float">
            <text:p>0.96446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2197" calcext:value-type="float">
            <text:p>0.962197</text:p>
          </table:table-cell>
          <table:table-cell office:value-type="float" office:value="0.93816" calcext:value-type="float">
            <text:p>0.93816</text:p>
          </table:table-cell>
          <table:table-cell office:value-type="float" office:value="0.937981" calcext:value-type="float">
            <text:p>0.937981</text:p>
          </table:table-cell>
          <table:table-cell office:value-type="float" office:value="0.957768" calcext:value-type="float">
            <text:p>0.957768</text:p>
          </table:table-cell>
          <table:table-cell office:value-type="float" office:value="0.957654" calcext:value-type="float">
            <text:p>0.957654</text:p>
          </table:table-cell>
          <table:table-cell table:number-columns-repeated="2" office:value-type="float" office:value="0.968326" calcext:value-type="float">
            <text:p>0.968326</text:p>
          </table:table-cell>
          <table:table-cell office:value-type="float" office:value="0.981146" calcext:value-type="float">
            <text:p>0.981146</text:p>
          </table:table-cell>
          <table:table-cell office:value-type="float" office:value="0.981133" calcext:value-type="float">
            <text:p>0.981133</text:p>
          </table:table-cell>
          <table:table-cell office:value-type="float" office:value="0.962293" calcext:value-type="float">
            <text:p>0.96229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9011" calcext:value-type="float">
            <text:p>0.969011</text:p>
          </table:table-cell>
          <table:table-cell office:value-type="float" office:value="0.951735" calcext:value-type="float">
            <text:p>0.951735</text:p>
          </table:table-cell>
          <table:table-cell office:value-type="float" office:value="0.953169" calcext:value-type="float">
            <text:p>0.953169</text:p>
          </table:table-cell>
          <table:table-cell office:value-type="float" office:value="0.966817" calcext:value-type="float">
            <text:p>0.966817</text:p>
          </table:table-cell>
          <table:table-cell office:value-type="float" office:value="0.967543" calcext:value-type="float">
            <text:p>0.967543</text:p>
          </table:table-cell>
          <table:table-cell table:number-columns-repeated="2" office:value-type="float" office:value="0.963047" calcext:value-type="float">
            <text:p>0.96304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44865" calcext:value-type="float">
            <text:p>0.944865</text:p>
          </table:table-cell>
          <table:table-cell office:value-type="float" office:value="0.966817" calcext:value-type="float">
            <text:p>0.96681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5598" calcext:value-type="float">
            <text:p>0.965598</text:p>
          </table:table-cell>
          <table:table-cell office:value-type="float" office:value="0.944923" calcext:value-type="float">
            <text:p>0.944923</text:p>
          </table:table-cell>
          <table:table-cell office:value-type="float" office:value="0.945545" calcext:value-type="float">
            <text:p>0.945545</text:p>
          </table:table-cell>
          <table:table-cell office:value-type="float" office:value="0.962282" calcext:value-type="float">
            <text:p>0.962282</text:p>
          </table:table-cell>
          <table:table-cell office:value-type="float" office:value="0.962586" calcext:value-type="float">
            <text:p>0.962586</text:p>
          </table:table-cell>
          <table:table-cell table:number-columns-repeated="2" office:value-type="float" office:value="0.965683" calcext:value-type="float">
            <text:p>0.965683</text:p>
          </table:table-cell>
          <table:table-cell office:value-type="float" office:value="0.962108" calcext:value-type="float">
            <text:p>0.962108</text:p>
          </table:table-cell>
          <table:table-cell office:value-type="float" office:value="0.962828" calcext:value-type="float">
            <text:p>0.962828</text:p>
          </table:table-cell>
          <table:table-cell office:value-type="float" office:value="0.964552" calcext:value-type="float">
            <text:p>0.96455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3424" calcext:value-type="float">
            <text:p>0.963424</text:p>
          </table:table-cell>
          <table:table-cell office:value-type="float" office:value="0.944947" calcext:value-type="float">
            <text:p>0.94494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0784" calcext:value-type="float">
            <text:p>0.960784</text:p>
          </table:table-cell>
          <table:table-cell table:number-columns-repeated="2" office:value-type="float" office:value="0.965686" calcext:value-type="float">
            <text:p>0.965686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1916" calcext:value-type="float">
            <text:p>0.961916</text:p>
          </table:table-cell>
          <table:table-cell office:value-type="float" office:value="0.964555" calcext:value-type="float">
            <text:p>0.9645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6:.B11])" office:value-type="float" office:value="0.00242350133071966" calcext:value-type="float">
            <text:p>0.0024235013</text:p>
          </table:table-cell>
          <table:table-cell table:formula="of:=STDEV([.C6:.C11])" office:value-type="float" office:value="0.00429547975201836" calcext:value-type="float">
            <text:p>0.0042954798</text:p>
          </table:table-cell>
          <table:table-cell table:formula="of:=STDEV([.D6:.D11])" office:value-type="float" office:value="0.00491784423299478" calcext:value-type="float">
            <text:p>0.0049178442</text:p>
          </table:table-cell>
          <table:table-cell table:formula="of:=STDEV([.E6:.E11])" office:value-type="float" office:value="0.00286251912948483" calcext:value-type="float">
            <text:p>0.0028625191</text:p>
          </table:table-cell>
          <table:table-cell table:formula="of:=STDEV([.F6:.F11])" office:value-type="float" office:value="0.00325764260879958" calcext:value-type="float">
            <text:p>0.0032576426</text:p>
          </table:table-cell>
          <table:table-cell table:formula="of:=STDEV([.G6:.G11])" office:value-type="float" office:value="0.0016699974451078" calcext:value-type="float">
            <text:p>0.0016699974</text:p>
          </table:table-cell>
          <table:table-cell table:formula="of:=STDEV([.H6:.H11])" office:value-type="float" office:value="0.0016699974451078" calcext:value-type="float">
            <text:p>0.0016699974</text:p>
          </table:table-cell>
          <table:table-cell table:formula="of:=STDEV([.I6:.I11])" office:value-type="float" office:value="0.0119279448467314" calcext:value-type="float">
            <text:p>0.0119279448</text:p>
          </table:table-cell>
          <table:table-cell table:formula="of:=STDEV([.J6:.J11])" office:value-type="float" office:value="0.0114892520687815" calcext:value-type="float">
            <text:p>0.0114892521</text:p>
          </table:table-cell>
          <table:table-cell table:formula="of:=STDEV([.K6:.K11])" office:value-type="float" office:value="0.00143112297398464" calcext:value-type="float">
            <text:p>0.001431123</text:p>
          </table:table-cell>
        </table:table-row>
        <table:table-row table:style-name="ro1">
          <table:table-cell/>
          <table:table-cell table:formula="of:=MAX([.B13:.J13])" office:value-type="float" office:value="0.0119279448467314" calcext:value-type="float">
            <text:p>0.0119279448</text:p>
          </table:table-cell>
          <table:table-cell table:number-columns-repeated="9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876649" calcext:value-type="float">
            <text:p>0.876649</text:p>
          </table:table-cell>
          <table:table-cell office:value-type="float" office:value="0.875502" calcext:value-type="float">
            <text:p>0.875502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910499" calcext:value-type="float">
            <text:p>0.910499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976764" calcext:value-type="float">
            <text:p>0.976764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6529" calcext:value-type="float">
            <text:p>0.9652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7365" calcext:value-type="float">
            <text:p>0.967365</text:p>
          </table:table-cell>
          <table:table-cell office:value-type="float" office:value="0.877361" calcext:value-type="float">
            <text:p>0.877361</text:p>
          </table:table-cell>
          <table:table-cell office:value-type="float" office:value="0.882541" calcext:value-type="float">
            <text:p>0.882541</text:p>
          </table:table-cell>
          <table:table-cell office:value-type="float" office:value="0.911638" calcext:value-type="float">
            <text:p>0.911638</text:p>
          </table:table-cell>
          <table:table-cell office:value-type="float" office:value="0.914419" calcext:value-type="float">
            <text:p>0.914419</text:p>
          </table:table-cell>
          <table:table-cell office:value-type="float" office:value="0.976968" calcext:value-type="float">
            <text:p>0.976968</text:p>
          </table:table-cell>
          <table:table-cell office:value-type="float" office:value="0.97807" calcext:value-type="float">
            <text:p>0.97807</text:p>
          </table:table-cell>
          <table:table-cell office:value-type="float" office:value="0.978396" calcext:value-type="float">
            <text:p>0.978396</text:p>
          </table:table-cell>
          <table:table-cell office:value-type="float" office:value="0.980542" calcext:value-type="float">
            <text:p>0.980542</text:p>
          </table:table-cell>
          <table:table-cell office:value-type="float" office:value="0.965514" calcext:value-type="float">
            <text:p>0.96551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1299" calcext:value-type="float">
            <text:p>0.971299</text:p>
          </table:table-cell>
          <table:table-cell office:value-type="float" office:value="0.882387" calcext:value-type="float">
            <text:p>0.882387</text:p>
          </table:table-cell>
          <table:table-cell office:value-type="float" office:value="0.88212" calcext:value-type="float">
            <text:p>0.88212</text:p>
          </table:table-cell>
          <table:table-cell office:value-type="float" office:value="0.914515" calcext:value-type="float">
            <text:p>0.914515</text:p>
          </table:table-cell>
          <table:table-cell office:value-type="float" office:value="0.914369" calcext:value-type="float">
            <text:p>0.914369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73597" calcext:value-type="float">
            <text:p>0.973597</text:p>
          </table:table-cell>
          <table:table-cell office:value-type="float" office:value="0.987378" calcext:value-type="float">
            <text:p>0.987378</text:p>
          </table:table-cell>
          <table:table-cell office:value-type="float" office:value="0.987328" calcext:value-type="float">
            <text:p>0.987328</text:p>
          </table:table-cell>
          <table:table-cell office:value-type="float" office:value="0.971314" calcext:value-type="float">
            <text:p>0.97131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3133" calcext:value-type="float">
            <text:p>0.963133</text:p>
          </table:table-cell>
          <table:table-cell office:value-type="float" office:value="0.870912" calcext:value-type="float">
            <text:p>0.870912</text:p>
          </table:table-cell>
          <table:table-cell office:value-type="float" office:value="0.883064" calcext:value-type="float">
            <text:p>0.883064</text:p>
          </table:table-cell>
          <table:table-cell office:value-type="float" office:value="0.908204" calcext:value-type="float">
            <text:p>0.908204</text:p>
          </table:table-cell>
          <table:table-cell office:value-type="float" office:value="0.914494" calcext:value-type="float">
            <text:p>0.914494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982751" calcext:value-type="float">
            <text:p>0.982751</text:p>
          </table:table-cell>
          <table:table-cell office:value-type="float" office:value="0.969019" calcext:value-type="float">
            <text:p>0.969019</text:p>
          </table:table-cell>
          <table:table-cell office:value-type="float" office:value="0.973488" calcext:value-type="float">
            <text:p>0.973488</text:p>
          </table:table-cell>
          <table:table-cell office:value-type="float" office:value="0.959266" calcext:value-type="float">
            <text:p>0.95926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7207" calcext:value-type="float">
            <text:p>0.967207</text:p>
          </table:table-cell>
          <table:table-cell office:value-type="float" office:value="0.876631" calcext:value-type="float">
            <text:p>0.876631</text:p>
          </table:table-cell>
          <table:table-cell office:value-type="float" office:value="0.882592" calcext:value-type="float">
            <text:p>0.882592</text:p>
          </table:table-cell>
          <table:table-cell office:value-type="float" office:value="0.911354" calcext:value-type="float">
            <text:p>0.911354</text:p>
          </table:table-cell>
          <table:table-cell office:value-type="float" office:value="0.914431" calcext:value-type="float">
            <text:p>0.914431</text:p>
          </table:table-cell>
          <table:table-cell office:value-type="float" office:value="0.977045" calcext:value-type="float">
            <text:p>0.977045</text:p>
          </table:table-cell>
          <table:table-cell office:value-type="float" office:value="0.978163" calcext:value-type="float">
            <text:p>0.978163</text:p>
          </table:table-cell>
          <table:table-cell office:value-type="float" office:value="0.978155" calcext:value-type="float">
            <text:p>0.978155</text:p>
          </table:table-cell>
          <table:table-cell office:value-type="float" office:value="0.980383" calcext:value-type="float">
            <text:p>0.980383</text:p>
          </table:table-cell>
          <table:table-cell office:value-type="float" office:value="0.965271" calcext:value-type="float">
            <text:p>0.96527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876649" calcext:value-type="float">
            <text:p>0.876649</text:p>
          </table:table-cell>
          <table:table-cell office:value-type="float" office:value="0.875502" calcext:value-type="float">
            <text:p>0.875502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910499" calcext:value-type="float">
            <text:p>0.910499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976764" calcext:value-type="float">
            <text:p>0.976764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6529" calcext:value-type="float">
            <text:p>0.9652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24:.B29])" office:value-type="float" office:value="0.00283186035437248" calcext:value-type="float">
            <text:p>0.0028318604</text:p>
          </table:table-cell>
          <table:table-cell table:formula="of:=STDEV([.C24:.C29])" office:value-type="float" office:value="0.00364045537902426" calcext:value-type="float">
            <text:p>0.0036404554</text:p>
          </table:table-cell>
          <table:table-cell table:formula="of:=STDEV([.D24:.D29])" office:value-type="float" office:value="0.00366690083949192" calcext:value-type="float">
            <text:p>0.0036669008</text:p>
          </table:table-cell>
          <table:table-cell table:formula="of:=STDEV([.E24:.E29])" office:value-type="float" office:value="0.0019989717773562" calcext:value-type="float">
            <text:p>0.0019989718</text:p>
          </table:table-cell>
          <table:table-cell table:formula="of:=STDEV([.F24:.F29])" office:value-type="float" office:value="0.00202944659944529" calcext:value-type="float">
            <text:p>0.0020294466</text:p>
          </table:table-cell>
          <table:table-cell table:formula="of:=STDEV([.G24:.G29])" office:value-type="float" office:value="0.00217716939319536" calcext:value-type="float">
            <text:p>0.0021771694</text:p>
          </table:table-cell>
          <table:table-cell table:formula="of:=STDEV([.H24:.H29])" office:value-type="float" office:value="0.00298158651839363" calcext:value-type="float">
            <text:p>0.0029815865</text:p>
          </table:table-cell>
          <table:table-cell table:formula="of:=STDEV([.I24:.I29])" office:value-type="float" office:value="0.0058062610229533" calcext:value-type="float">
            <text:p>0.005806261</text:p>
          </table:table-cell>
          <table:table-cell table:formula="of:=STDEV([.J24:.J29])" office:value-type="float" office:value="0.00489526180777561" calcext:value-type="float">
            <text:p>0.0048952618</text:p>
          </table:table-cell>
          <table:table-cell table:formula="of:=STDEV([.K24:.K29])" office:value-type="float" office:value="0.00381105457408665" calcext:value-type="float">
            <text:p>0.0038110546</text:p>
          </table:table-cell>
        </table:table-row>
        <table:table-row table:style-name="ro1">
          <table:table-cell/>
          <table:table-cell table:formula="of:=MAX([.B31:.J31])" office:value-type="float" office:value="0.0058062610229533" calcext:value-type="float">
            <text:p>0.005806261</text:p>
          </table:table-cell>
          <table:table-cell table:number-columns-repeated="9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59899" calcext:value-type="float">
            <text:p>0.859899</text:p>
          </table:table-cell>
          <table:table-cell office:value-type="float" office:value="0.73303" calcext:value-type="float">
            <text:p>0.73303</text:p>
          </table:table-cell>
          <table:table-cell office:value-type="float" office:value="0.728283" calcext:value-type="float">
            <text:p>0.728283</text:p>
          </table:table-cell>
          <table:table-cell office:value-type="float" office:value="0.798687" calcext:value-type="float">
            <text:p>0.798687</text:p>
          </table:table-cell>
          <table:table-cell office:value-type="float" office:value="0.792323" calcext:value-type="float">
            <text:p>0.792323</text:p>
          </table:table-cell>
          <table:table-cell office:value-type="float" office:value="0.842323" calcext:value-type="float">
            <text:p>0.842323</text:p>
          </table:table-cell>
          <table:table-cell office:value-type="float" office:value="0.839899" calcext:value-type="float">
            <text:p>0.839899</text:p>
          </table:table-cell>
          <table:table-cell office:value-type="float" office:value="0.862323" calcext:value-type="float">
            <text:p>0.862323</text:p>
          </table:table-cell>
          <table:table-cell office:value-type="float" office:value="0.86202" calcext:value-type="float">
            <text:p>0.862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61006" calcext:value-type="float">
            <text:p>0.86100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4508" calcext:value-type="float">
            <text:p>0.74508</text:p>
          </table:table-cell>
          <table:table-cell office:value-type="float" office:value="0.805141" calcext:value-type="float">
            <text:p>0.805141</text:p>
          </table:table-cell>
          <table:table-cell office:value-type="float" office:value="0.80682" calcext:value-type="float">
            <text:p>0.80682</text:p>
          </table:table-cell>
          <table:table-cell office:value-type="float" office:value="0.845413" calcext:value-type="float">
            <text:p>0.845413</text:p>
          </table:table-cell>
          <table:table-cell office:value-type="float" office:value="0.847647" calcext:value-type="float">
            <text:p>0.847647</text:p>
          </table:table-cell>
          <table:table-cell office:value-type="float" office:value="0.863603" calcext:value-type="float">
            <text:p>0.863603</text:p>
          </table:table-cell>
          <table:table-cell office:value-type="float" office:value="0.86421" calcext:value-type="float">
            <text:p>0.8642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757298" calcext:value-type="float">
            <text:p>0.757298</text:p>
          </table:table-cell>
          <table:table-cell office:value-type="float" office:value="0.76614" calcext:value-type="float">
            <text:p>0.76614</text:p>
          </table:table-cell>
          <table:table-cell office:value-type="float" office:value="0.824619" calcext:value-type="float">
            <text:p>0.824619</text:p>
          </table:table-cell>
          <table:table-cell office:value-type="float" office:value="0.829303" calcext:value-type="float">
            <text:p>0.829303</text:p>
          </table:table-cell>
          <table:table-cell office:value-type="float" office:value="0.856863" calcext:value-type="float">
            <text:p>0.856863</text:p>
          </table:table-cell>
          <table:table-cell office:value-type="float" office:value="0.861364" calcext:value-type="float">
            <text:p>0.861364</text:p>
          </table:table-cell>
          <table:table-cell office:value-type="float" office:value="0.868845" calcext:value-type="float">
            <text:p>0.868845</text:p>
          </table:table-cell>
          <table:table-cell office:value-type="float" office:value="0.86998" calcext:value-type="float">
            <text:p>0.86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58276" calcext:value-type="float">
            <text:p>0.858276</text:p>
          </table:table-cell>
          <table:table-cell office:value-type="float" office:value="0.712053" calcext:value-type="float">
            <text:p>0.712053</text:p>
          </table:table-cell>
          <table:table-cell office:value-type="float" office:value="0.709488" calcext:value-type="float">
            <text:p>0.709488</text:p>
          </table:table-cell>
          <table:table-cell office:value-type="float" office:value="0.776271" calcext:value-type="float">
            <text:p>0.776271</text:p>
          </table:table-cell>
          <table:table-cell office:value-type="float" office:value="0.773585" calcext:value-type="float">
            <text:p>0.773585</text:p>
          </table:table-cell>
          <table:table-cell office:value-type="float" office:value="0.829755" calcext:value-type="float">
            <text:p>0.829755</text:p>
          </table:table-cell>
          <table:table-cell office:value-type="float" office:value="0.828974" calcext:value-type="float">
            <text:p>0.828974</text:p>
          </table:table-cell>
          <table:table-cell office:value-type="float" office:value="0.856685" calcext:value-type="float">
            <text:p>0.856685</text:p>
          </table:table-cell>
          <table:table-cell office:value-type="float" office:value="0.856603" calcext:value-type="float">
            <text:p>0.8566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60678" calcext:value-type="float">
            <text:p>0.860678</text:p>
          </table:table-cell>
          <table:table-cell office:value-type="float" office:value="0.734327" calcext:value-type="float">
            <text:p>0.734327</text:p>
          </table:table-cell>
          <table:table-cell office:value-type="float" office:value="0.73727" calcext:value-type="float">
            <text:p>0.73727</text:p>
          </table:table-cell>
          <table:table-cell office:value-type="float" office:value="0.80008" calcext:value-type="float">
            <text:p>0.80008</text:p>
          </table:table-cell>
          <table:table-cell office:value-type="float" office:value="0.80096" calcext:value-type="float">
            <text:p>0.800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45014" calcext:value-type="float">
            <text:p>0.845014</text:p>
          </table:table-cell>
          <table:table-cell office:value-type="float" office:value="0.862744" calcext:value-type="float">
            <text:p>0.862744</text:p>
          </table:table-cell>
          <table:table-cell office:value-type="float" office:value="0.863266" calcext:value-type="float">
            <text:p>0.86326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59899" calcext:value-type="float">
            <text:p>0.859899</text:p>
          </table:table-cell>
          <table:table-cell office:value-type="float" office:value="0.73303" calcext:value-type="float">
            <text:p>0.73303</text:p>
          </table:table-cell>
          <table:table-cell office:value-type="float" office:value="0.728283" calcext:value-type="float">
            <text:p>0.728283</text:p>
          </table:table-cell>
          <table:table-cell office:value-type="float" office:value="0.798687" calcext:value-type="float">
            <text:p>0.798687</text:p>
          </table:table-cell>
          <table:table-cell office:value-type="float" office:value="0.792323" calcext:value-type="float">
            <text:p>0.792323</text:p>
          </table:table-cell>
          <table:table-cell office:value-type="float" office:value="0.842323" calcext:value-type="float">
            <text:p>0.842323</text:p>
          </table:table-cell>
          <table:table-cell office:value-type="float" office:value="0.839899" calcext:value-type="float">
            <text:p>0.839899</text:p>
          </table:table-cell>
          <table:table-cell office:value-type="float" office:value="0.862323" calcext:value-type="float">
            <text:p>0.862323</text:p>
          </table:table-cell>
          <table:table-cell office:value-type="float" office:value="0.86202" calcext:value-type="float">
            <text:p>0.862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45:.B50])" office:value-type="float" office:value="0.00158994578523922" calcext:value-type="float">
            <text:p>0.0015899458</text:p>
          </table:table-cell>
          <table:table-cell table:formula="of:=STDEV([.C45:.C50])" office:value-type="float" office:value="0.0145819494032862" calcext:value-type="float">
            <text:p>0.0145819494</text:p>
          </table:table-cell>
          <table:table-cell table:formula="of:=STDEV([.D45:.D50])" office:value-type="float" office:value="0.0190479179929636" calcext:value-type="float">
            <text:p>0.019047918</text:p>
          </table:table-cell>
          <table:table-cell table:formula="of:=STDEV([.E45:.E50])" office:value-type="float" office:value="0.0154726895970503" calcext:value-type="float">
            <text:p>0.0154726896</text:p>
          </table:table-cell>
          <table:table-cell table:formula="of:=STDEV([.F45:.F50])" office:value-type="float" office:value="0.0185368008350956" calcext:value-type="float">
            <text:p>0.0185368008</text:p>
          </table:table-cell>
          <table:table-cell table:formula="of:=STDEV([.G45:.G50])" office:value-type="float" office:value="0.00864644242256125" calcext:value-type="float">
            <text:p>0.0086464424</text:p>
          </table:table-cell>
          <table:table-cell table:formula="of:=STDEV([.H45:.H50])" office:value-type="float" office:value="0.0107239281748807" calcext:value-type="float">
            <text:p>0.0107239282</text:p>
          </table:table-cell>
          <table:table-cell table:formula="of:=STDEV([.I45:.I50])" office:value-type="float" office:value="0.00387364078957598" calcext:value-type="float">
            <text:p>0.0038736408</text:p>
          </table:table-cell>
          <table:table-cell table:formula="of:=STDEV([.J45:.J50])" office:value-type="float" office:value="0.00431499783313968" calcext:value-type="float">
            <text:p>0.0043149978</text:p>
          </table:table-cell>
          <table:table-cell table:formula="of:=STDEV([.K45:.K5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MAX([.B52:.J52])" office:value-type="float" office:value="0.0190479179929636" calcext:value-type="float">
            <text:p>0.019047918</text:p>
          </table:table-cell>
          <table:table-cell table:number-columns-repeated="9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20335" calcext:value-type="float">
            <text:p>0.920335</text:p>
          </table:table-cell>
          <table:table-cell office:value-type="float" office:value="0.868973" calcext:value-type="float">
            <text:p>0.868973</text:p>
          </table:table-cell>
          <table:table-cell office:value-type="float" office:value="0.862683" calcext:value-type="float">
            <text:p>0.862683</text:p>
          </table:table-cell>
          <table:table-cell office:value-type="float" office:value="0.898847" calcext:value-type="float">
            <text:p>0.898847</text:p>
          </table:table-cell>
          <table:table-cell office:value-type="float" office:value="0.89413" calcext:value-type="float">
            <text:p>0.89413</text:p>
          </table:table-cell>
          <table:table-cell office:value-type="float" office:value="0.917977" calcext:value-type="float">
            <text:p>0.917977</text:p>
          </table:table-cell>
          <table:table-cell office:value-type="float" office:value="0.916405" calcext:value-type="float">
            <text:p>0.916405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21122" calcext:value-type="float">
            <text:p>0.92112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2536" calcext:value-type="float">
            <text:p>0.92536</text:p>
          </table:table-cell>
          <table:table-cell office:value-type="float" office:value="0.868923" calcext:value-type="float">
            <text:p>0.868923</text:p>
          </table:table-cell>
          <table:table-cell office:value-type="float" office:value="0.870765" calcext:value-type="float">
            <text:p>0.870765</text:p>
          </table:table-cell>
          <table:table-cell office:value-type="float" office:value="0.902375" calcext:value-type="float">
            <text:p>0.902375</text:p>
          </table:table-cell>
          <table:table-cell office:value-type="float" office:value="0.905573" calcext:value-type="float">
            <text:p>0.905573</text:p>
          </table:table-cell>
          <table:table-cell office:value-type="float" office:value="0.920403" calcext:value-type="float">
            <text:p>0.920403</text:p>
          </table:table-cell>
          <table:table-cell office:value-type="float" office:value="0.921123" calcext:value-type="float">
            <text:p>0.921123</text:p>
          </table:table-cell>
          <table:table-cell office:value-type="float" office:value="0.932633" calcext:value-type="float">
            <text:p>0.932633</text:p>
          </table:table-cell>
          <table:table-cell office:value-type="float" office:value="0.932596" calcext:value-type="float">
            <text:p>0.932596</text:p>
          </table:table-cell>
          <table:table-cell office:value-type="float" office:value="0.92543" calcext:value-type="float">
            <text:p>0.9254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1732" calcext:value-type="float">
            <text:p>0.951732</text:p>
          </table:table-cell>
          <table:table-cell office:value-type="float" office:value="0.868825" calcext:value-type="float">
            <text:p>0.868825</text:p>
          </table:table-cell>
          <table:table-cell office:value-type="float" office:value="0.873284" calcext:value-type="float">
            <text:p>0.873284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7355" calcext:value-type="float">
            <text:p>0.927355</text:p>
          </table:table-cell>
          <table:table-cell office:value-type="float" office:value="0.934696" calcext:value-type="float">
            <text:p>0.934696</text:p>
          </table:table-cell>
          <table:table-cell office:value-type="float" office:value="0.936288" calcext:value-type="float">
            <text:p>0.936288</text:p>
          </table:table-cell>
          <table:table-cell table:number-columns-repeated="2" office:value-type="float" office:value="0.949461" calcext:value-type="float">
            <text:p>0.949461</text:p>
          </table:table-cell>
          <table:table-cell office:value-type="float" office:value="0.951732" calcext:value-type="float">
            <text:p>0.95173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94735" calcext:value-type="float">
            <text:p>0.894735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7539" calcext:value-type="float">
            <text:p>0.867539</text:p>
          </table:table-cell>
          <table:table-cell office:value-type="float" office:value="0.880292" calcext:value-type="float">
            <text:p>0.880292</text:p>
          </table:table-cell>
          <table:table-cell office:value-type="float" office:value="0.879219" calcext:value-type="float">
            <text:p>0.879219</text:p>
          </table:table-cell>
          <table:table-cell office:value-type="float" office:value="0.90365" calcext:value-type="float">
            <text:p>0.90365</text:p>
          </table:table-cell>
          <table:table-cell office:value-type="float" office:value="0.903367" calcext:value-type="float">
            <text:p>0.903367</text:p>
          </table:table-cell>
          <table:table-cell office:value-type="float" office:value="0.913382" calcext:value-type="float">
            <text:p>0.913382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894891" calcext:value-type="float">
            <text:p>0.89489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22794" calcext:value-type="float">
            <text:p>0.922794</text:p>
          </table:table-cell>
          <table:table-cell office:value-type="float" office:value="0.868962" calcext:value-type="float">
            <text:p>0.868962</text:p>
          </table:table-cell>
          <table:table-cell office:value-type="float" office:value="0.870407" calcext:value-type="float">
            <text:p>0.870407</text:p>
          </table:table-cell>
          <table:table-cell office:value-type="float" office:value="0.900171" calcext:value-type="float">
            <text:p>0.900171</text:p>
          </table:table-cell>
          <table:table-cell office:value-type="float" office:value="0.902966" calcext:value-type="float">
            <text:p>0.902966</text:p>
          </table:table-cell>
          <table:table-cell office:value-type="float" office:value="0.919042" calcext:value-type="float">
            <text:p>0.919042</text:p>
          </table:table-cell>
          <table:table-cell office:value-type="float" office:value="0.919681" calcext:value-type="float">
            <text:p>0.919681</text:p>
          </table:table-cell>
          <table:table-cell office:value-type="float" office:value="0.931247" calcext:value-type="float">
            <text:p>0.931247</text:p>
          </table:table-cell>
          <table:table-cell office:value-type="float" office:value="0.931205" calcext:value-type="float">
            <text:p>0.931205</text:p>
          </table:table-cell>
          <table:table-cell office:value-type="float" office:value="0.922874" calcext:value-type="float">
            <text:p>0.92287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20335" calcext:value-type="float">
            <text:p>0.920335</text:p>
          </table:table-cell>
          <table:table-cell office:value-type="float" office:value="0.868973" calcext:value-type="float">
            <text:p>0.868973</text:p>
          </table:table-cell>
          <table:table-cell office:value-type="float" office:value="0.862683" calcext:value-type="float">
            <text:p>0.862683</text:p>
          </table:table-cell>
          <table:table-cell office:value-type="float" office:value="0.898847" calcext:value-type="float">
            <text:p>0.898847</text:p>
          </table:table-cell>
          <table:table-cell office:value-type="float" office:value="0.89413" calcext:value-type="float">
            <text:p>0.89413</text:p>
          </table:table-cell>
          <table:table-cell office:value-type="float" office:value="0.917977" calcext:value-type="float">
            <text:p>0.917977</text:p>
          </table:table-cell>
          <table:table-cell office:value-type="float" office:value="0.916405" calcext:value-type="float">
            <text:p>0.916405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21122" calcext:value-type="float">
            <text:p>0.9211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69:.B74])" office:value-type="float" office:value="0.0181275007736864" calcext:value-type="float">
            <text:p>0.0181275008</text:p>
          </table:table-cell>
          <table:table-cell table:formula="of:=STDEV([.C69:.C74])" office:value-type="float" office:value="0.0000889194391945551" calcext:value-type="float">
            <text:p>8.89194391945551E-005</text:p>
          </table:table-cell>
          <table:table-cell table:formula="of:=STDEV([.D69:.D74])" office:value-type="float" office:value="0.00442820450069776" calcext:value-type="float">
            <text:p>0.0044282045</text:p>
          </table:table-cell>
          <table:table-cell table:formula="of:=STDEV([.E69:.E74])" office:value-type="float" office:value="0.0127812866644951" calcext:value-type="float">
            <text:p>0.0127812867</text:p>
          </table:table-cell>
          <table:table-cell table:formula="of:=STDEV([.F69:.F74])" office:value-type="float" office:value="0.0160438092910214" calcext:value-type="float">
            <text:p>0.0160438093</text:p>
          </table:table-cell>
          <table:table-cell table:formula="of:=STDEV([.G69:.G74])" office:value-type="float" office:value="0.0098594047436952" calcext:value-type="float">
            <text:p>0.0098594047</text:p>
          </table:table-cell>
          <table:table-cell table:formula="of:=STDEV([.H69:.H74])" office:value-type="float" office:value="0.0105982594121236" calcext:value-type="float">
            <text:p>0.0105982594</text:p>
          </table:table-cell>
          <table:table-cell table:formula="of:=STDEV([.I69:.I74])" office:value-type="float" office:value="0.011451684250217" calcext:value-type="float">
            <text:p>0.0114516843</text:p>
          </table:table-cell>
          <table:table-cell table:formula="of:=STDEV([.J69:.J74])" office:value-type="float" office:value="0.0114988338307268" calcext:value-type="float">
            <text:p>0.0114988338</text:p>
          </table:table-cell>
          <table:table-cell table:formula="of:=STDEV([.K69:.K74])" office:value-type="float" office:value="0.0180471809922399" calcext:value-type="float">
            <text:p>0.018047181</text:p>
          </table:table-cell>
        </table:table-row>
        <table:table-row table:style-name="ro1">
          <table:table-cell/>
          <table:table-cell table:formula="of:=MAX([.B76:.J76])" office:value-type="float" office:value="0.0181275007736864" calcext:value-type="float">
            <text:p>0.0181275008</text:p>
          </table:table-cell>
          <table:table-cell table:number-columns-repeated="9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3467" calcext:value-type="float">
            <text:p>0.953467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56509" calcext:value-type="float">
            <text:p>0.956509</text:p>
          </table:table-cell>
          <table:table-cell table:number-columns-repeated="2" office:value-type="float" office:value="0.96472" calcext:value-type="float">
            <text:p>0.96472</text:p>
          </table:table-cell>
          <table:table-cell office:value-type="float" office:value="0.85371" calcext:value-type="float">
            <text:p>0.85371</text:p>
          </table:table-cell>
          <table:table-cell office:value-type="float" office:value="0.851277" calcext:value-type="float">
            <text:p>0.851277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-0.01" calcext:value-type="float">
            <text:p>-0.01</text:p>
          </table:table-cell>
          <table:table-cell office:value-type="float" office:value="0.953213" calcext:value-type="float">
            <text:p>0.953213</text:p>
          </table:table-cell>
          <table:table-cell office:value-type="float" office:value="0.953518" calcext:value-type="float">
            <text:p>0.953518</text:p>
          </table:table-cell>
          <table:table-cell office:value-type="float" office:value="0.957894" calcext:value-type="float">
            <text:p>0.957894</text:p>
          </table:table-cell>
          <table:table-cell office:value-type="float" office:value="0.958151" calcext:value-type="float">
            <text:p>0.958151</text:p>
          </table:table-cell>
          <table:table-cell table:number-columns-repeated="2" office:value-type="float" office:value="0.964945" calcext:value-type="float">
            <text:p>0.964945</text:p>
          </table:table-cell>
          <table:table-cell office:value-type="float" office:value="0.859614" calcext:value-type="float">
            <text:p>0.859614</text:p>
          </table:table-cell>
          <table:table-cell office:value-type="float" office:value="0.861639" calcext:value-type="float">
            <text:p>0.86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  <table:table-cell office:value-type="float" office:value="0.948202" calcext:value-type="float">
            <text:p>0.948202</text:p>
          </table:table-cell>
          <table:table-cell office:value-type="float" office:value="0.94878" calcext:value-type="float">
            <text:p>0.94878</text:p>
          </table:table-cell>
          <table:table-cell office:value-type="float" office:value="0.968312" calcext:value-type="float">
            <text:p>0.968312</text:p>
          </table:table-cell>
          <table:table-cell office:value-type="float" office:value="0.968907" calcext:value-type="float">
            <text:p>0.968907</text:p>
          </table:table-cell>
          <table:table-cell table:number-columns-repeated="2" office:value-type="float" office:value="0.97075" calcext:value-type="float">
            <text:p>0.97075</text:p>
          </table:table-cell>
          <table:table-cell office:value-type="float" office:value="0.895186" calcext:value-type="float">
            <text:p>0.895186</text:p>
          </table:table-cell>
          <table:table-cell office:value-type="float" office:value="0.899574" calcext:value-type="float">
            <text:p>0.899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8713" calcext:value-type="float">
            <text:p>0.958713</text:p>
          </table:table-cell>
          <table:table-cell office:value-type="float" office:value="0.94657" calcext:value-type="float">
            <text:p>0.94657</text:p>
          </table:table-cell>
          <table:table-cell office:value-type="float" office:value="0.946469" calcext:value-type="float">
            <text:p>0.946469</text:p>
          </table:table-cell>
          <table:table-cell table:number-columns-repeated="2" office:value-type="float" office:value="0.958713" calcext:value-type="float">
            <text:p>0.958713</text:p>
          </table:table-cell>
          <table:table-cell office:value-type="float" office:value="0.812386" calcext:value-type="float">
            <text:p>0.812386</text:p>
          </table:table-cell>
          <table:table-cell office:value-type="float" office:value="0.811491" calcext:value-type="float">
            <text:p>0.811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  <table:table-cell office:value-type="float" office:value="0.953443" calcext:value-type="float">
            <text:p>0.953443</text:p>
          </table:table-cell>
          <table:table-cell office:value-type="float" office:value="0.953734" calcext:value-type="float">
            <text:p>0.953734</text:p>
          </table:table-cell>
          <table:table-cell office:value-type="float" office:value="0.957379" calcext:value-type="float">
            <text:p>0.957379</text:p>
          </table:table-cell>
          <table:table-cell office:value-type="float" office:value="0.957622" calcext:value-type="float">
            <text:p>0.957622</text:p>
          </table:table-cell>
          <table:table-cell table:number-columns-repeated="2" office:value-type="float" office:value="0.964712" calcext:value-type="float">
            <text:p>0.964712</text:p>
          </table:table-cell>
          <table:table-cell office:value-type="float" office:value="0.852782" calcext:value-type="float">
            <text:p>0.852782</text:p>
          </table:table-cell>
          <table:table-cell office:value-type="float" office:value="0.854398" calcext:value-type="float">
            <text:p>0.854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3467" calcext:value-type="float">
            <text:p>0.953467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56509" calcext:value-type="float">
            <text:p>0.956509</text:p>
          </table:table-cell>
          <table:table-cell table:number-columns-repeated="2" office:value-type="float" office:value="0.96472" calcext:value-type="float">
            <text:p>0.96472</text:p>
          </table:table-cell>
          <table:table-cell office:value-type="float" office:value="0.85371" calcext:value-type="float">
            <text:p>0.85371</text:p>
          </table:table-cell>
          <table:table-cell office:value-type="float" office:value="0.851277" calcext:value-type="float">
            <text:p>0.851277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94:.B99])" office:value-type="float" office:value="0.00408248290463863" calcext:value-type="float">
            <text:p>0.0040824829</text:p>
          </table:table-cell>
          <table:table-cell table:formula="of:=STDEV([.C94:.C99])" office:value-type="float" office:value="0.00332539114992505" calcext:value-type="float">
            <text:p>0.0033253911</text:p>
          </table:table-cell>
          <table:table-cell table:formula="of:=STDEV([.D94:.D99])" office:value-type="float" office:value="0.00314433416905175" calcext:value-type="float">
            <text:p>0.0031443342</text:p>
          </table:table-cell>
          <table:table-cell table:formula="of:=STDEV([.E94:.E99])" office:value-type="float" office:value="0.00687817710589075" calcext:value-type="float">
            <text:p>0.0068781771</text:p>
          </table:table-cell>
          <table:table-cell table:formula="of:=STDEV([.F94:.F99])" office:value-type="float" office:value="0.00712867180943733" calcext:value-type="float">
            <text:p>0.0071286718</text:p>
          </table:table-cell>
          <table:table-cell table:formula="of:=STDEV([.G94:.G99])" office:value-type="float" office:value="0.00380751987519441" calcext:value-type="float">
            <text:p>0.0038075199</text:p>
          </table:table-cell>
          <table:table-cell table:formula="of:=STDEV([.H94:.H99])" office:value-type="float" office:value="0.00380751987519441" calcext:value-type="float">
            <text:p>0.0038075199</text:p>
          </table:table-cell>
          <table:table-cell table:formula="of:=STDEV([.I94:.I99])" office:value-type="float" office:value="0.0263031071219099" calcext:value-type="float">
            <text:p>0.0263031071</text:p>
          </table:table-cell>
          <table:table-cell table:formula="of:=STDEV([.J94:.J99])" office:value-type="float" office:value="0.0281141068409912" calcext:value-type="float">
            <text:p>0.0281141068</text:p>
          </table:table-cell>
          <table:table-cell table:formula="of:=STDEV([.K94:.K99])" office:value-type="float" office:value="0.408397463832804" calcext:value-type="float">
            <text:p>0.4083974638</text:p>
          </table:table-cell>
        </table:table-row>
        <table:table-row table:style-name="ro1">
          <table:table-cell/>
          <table:table-cell table:formula="of:=MAX([.B101:.J101])" office:value-type="float" office:value="0.0281141068409912" calcext:value-type="float">
            <text:p>0.0281141068</text:p>
          </table:table-cell>
          <table:table-cell table:number-columns-repeated="9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5436" calcext:value-type="float">
            <text:p>0.835436</text:p>
          </table:table-cell>
          <table:table-cell office:value-type="float" office:value="0.516317" calcext:value-type="float">
            <text:p>0.516317</text:p>
          </table:table-cell>
          <table:table-cell office:value-type="float" office:value="0.507365" calcext:value-type="float">
            <text:p>0.507365</text:p>
          </table:table-cell>
          <table:table-cell office:value-type="float" office:value="0.623997" calcext:value-type="float">
            <text:p>0.623997</text:p>
          </table:table-cell>
          <table:table-cell office:value-type="float" office:value="0.611821" calcext:value-type="float">
            <text:p>0.611821</text:p>
          </table:table-cell>
          <table:table-cell office:value-type="float" office:value="0.646209" calcext:value-type="float">
            <text:p>0.646209</text:p>
          </table:table-cell>
          <table:table-cell office:value-type="float" office:value="0.644455" calcext:value-type="float">
            <text:p>0.644455</text:p>
          </table:table-cell>
          <table:table-cell office:value-type="float" office:value="0.716121" calcext:value-type="float">
            <text:p>0.716121</text:p>
          </table:table-cell>
          <table:table-cell office:value-type="float" office:value="0.713799" calcext:value-type="float">
            <text:p>0.7137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60719" calcext:value-type="float">
            <text:p>0.860719</text:p>
          </table:table-cell>
          <table:table-cell office:value-type="float" office:value="0.511562" calcext:value-type="float">
            <text:p>0.511562</text:p>
          </table:table-cell>
          <table:table-cell office:value-type="float" office:value="0.509878" calcext:value-type="float">
            <text:p>0.509878</text:p>
          </table:table-cell>
          <table:table-cell office:value-type="float" office:value="0.635408" calcext:value-type="float">
            <text:p>0.635408</text:p>
          </table:table-cell>
          <table:table-cell office:value-type="float" office:value="0.635158" calcext:value-type="float">
            <text:p>0.635158</text:p>
          </table:table-cell>
          <table:table-cell office:value-type="float" office:value="0.657821" calcext:value-type="float">
            <text:p>0.657821</text:p>
          </table:table-cell>
          <table:table-cell office:value-type="float" office:value="0.661151" calcext:value-type="float">
            <text:p>0.661151</text:p>
          </table:table-cell>
          <table:table-cell office:value-type="float" office:value="0.733842" calcext:value-type="float">
            <text:p>0.733842</text:p>
          </table:table-cell>
          <table:table-cell office:value-type="float" office:value="0.73443" calcext:value-type="float">
            <text:p>0.7344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35436" calcext:value-type="float">
            <text:p>0.835436</text:p>
          </table:table-cell>
          <table:table-cell office:value-type="float" office:value="0.516317" calcext:value-type="float">
            <text:p>0.516317</text:p>
          </table:table-cell>
          <table:table-cell office:value-type="float" office:value="0.507365" calcext:value-type="float">
            <text:p>0.507365</text:p>
          </table:table-cell>
          <table:table-cell office:value-type="float" office:value="0.623997" calcext:value-type="float">
            <text:p>0.623997</text:p>
          </table:table-cell>
          <table:table-cell office:value-type="float" office:value="0.611821" calcext:value-type="float">
            <text:p>0.611821</text:p>
          </table:table-cell>
          <table:table-cell office:value-type="float" office:value="0.646209" calcext:value-type="float">
            <text:p>0.646209</text:p>
          </table:table-cell>
          <table:table-cell office:value-type="float" office:value="0.644455" calcext:value-type="float">
            <text:p>0.644455</text:p>
          </table:table-cell>
          <table:table-cell office:value-type="float" office:value="0.716121" calcext:value-type="float">
            <text:p>0.716121</text:p>
          </table:table-cell>
          <table:table-cell office:value-type="float" office:value="0.713799" calcext:value-type="float">
            <text:p>0.7137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119:.B120];[.B124])" office:value-type="float" office:value="0.0145971468559213" calcext:value-type="float">
            <text:p>0.0145971469</text:p>
          </table:table-cell>
          <table:table-cell table:formula="of:=STDEV([.C119:.C120];[.C124])" office:value-type="float" office:value="0.00274530052999671" calcext:value-type="float">
            <text:p>0.0027453005</text:p>
          </table:table-cell>
          <table:table-cell table:formula="of:=STDEV([.D119:.D120];[.D124])" office:value-type="float" office:value="0.00145088122647352" calcext:value-type="float">
            <text:p>0.0014508812</text:p>
          </table:table-cell>
          <table:table-cell table:formula="of:=STDEV([.E119:.E120];[.E124])" office:value-type="float" office:value="0.00658814392172279" calcext:value-type="float">
            <text:p>0.0065881439</text:p>
          </table:table-cell>
          <table:table-cell table:formula="of:=STDEV([.F119:.F120];[.F124])" office:value-type="float" office:value="0.0134736232320783" calcext:value-type="float">
            <text:p>0.0134736232</text:p>
          </table:table-cell>
          <table:table-cell table:formula="of:=STDEV([.G119:.G120];[.G124])" office:value-type="float" office:value="0.00670419132582997" calcext:value-type="float">
            <text:p>0.0067041913</text:p>
          </table:table-cell>
          <table:table-cell table:formula="of:=STDEV([.H119:.H120];[.H124])" office:value-type="float" office:value="0.00963944009438995" calcext:value-type="float">
            <text:p>0.0096394401</text:p>
          </table:table-cell>
          <table:table-cell table:formula="of:=STDEV([.I119:.I120];[.I124])" office:value-type="float" office:value="0.0102312241203094" calcext:value-type="float">
            <text:p>0.0102312241</text:p>
          </table:table-cell>
          <table:table-cell table:formula="of:=STDEV([.J119:.J120];[.J124])" office:value-type="float" office:value="0.0119113134036512" calcext:value-type="float">
            <text:p>0.0119113134</text:p>
          </table:table-cell>
          <table:table-cell table:formula="of:=STDEV([.K119:.K120];[.K12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MAX([.B126:.J126])" office:value-type="float" office:value="0.0145971468559213" calcext:value-type="float">
            <text:p>0.0145971469</text:p>
          </table:table-cell>
          <table:table-cell table:number-columns-repeated="9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1615" calcext:value-type="float">
            <text:p>0.71615</text:p>
          </table:table-cell>
          <table:table-cell office:value-type="float" office:value="0.770567" calcext:value-type="float">
            <text:p>0.770567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735183" calcext:value-type="float">
            <text:p>0.735183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0.781467" calcext:value-type="float">
            <text:p>0.781467</text:p>
          </table:table-cell>
          <table:table-cell office:value-type="float" office:value="0.774017" calcext:value-type="float">
            <text:p>0.774017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739033" calcext:value-type="float">
            <text:p>0.7390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59978" calcext:value-type="float">
            <text:p>0.759978</text:p>
          </table:table-cell>
          <table:table-cell office:value-type="float" office:value="0.808872" calcext:value-type="float">
            <text:p>0.808872</text:p>
          </table:table-cell>
          <table:table-cell office:value-type="float" office:value="0.80922" calcext:value-type="float">
            <text:p>0.80922</text:p>
          </table:table-cell>
          <table:table-cell office:value-type="float" office:value="0.776244" calcext:value-type="float">
            <text:p>0.776244</text:p>
          </table:table-cell>
          <table:table-cell office:value-type="float" office:value="0.777585" calcext:value-type="float">
            <text:p>0.777585</text:p>
          </table:table-cell>
          <table:table-cell office:value-type="float" office:value="0.816122" calcext:value-type="float">
            <text:p>0.816122</text:p>
          </table:table-cell>
          <table:table-cell office:value-type="float" office:value="0.818326" calcext:value-type="float">
            <text:p>0.818326</text:p>
          </table:table-cell>
          <table:table-cell office:value-type="float" office:value="0.784011" calcext:value-type="float">
            <text:p>0.784011</text:p>
          </table:table-cell>
          <table:table-cell office:value-type="float" office:value="0.784461" calcext:value-type="float">
            <text:p>0.78446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1615" calcext:value-type="float">
            <text:p>0.71615</text:p>
          </table:table-cell>
          <table:table-cell office:value-type="float" office:value="0.770567" calcext:value-type="float">
            <text:p>0.770567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735183" calcext:value-type="float">
            <text:p>0.735183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0.781467" calcext:value-type="float">
            <text:p>0.781467</text:p>
          </table:table-cell>
          <table:table-cell office:value-type="float" office:value="0.774017" calcext:value-type="float">
            <text:p>0.774017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739033" calcext:value-type="float">
            <text:p>0.7390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144:.B145];[.B149])" office:value-type="float" office:value="0.0253041075980428" calcext:value-type="float">
            <text:p>0.0253041076</text:p>
          </table:table-cell>
          <table:table-cell table:formula="of:=STDEV([.C144:.C145];[.C149])" office:value-type="float" office:value="0.0221154020613086" calcext:value-type="float">
            <text:p>0.0221154021</text:p>
          </table:table-cell>
          <table:table-cell table:formula="of:=STDEV([.D144:.D145];[.D149])" office:value-type="float" office:value="0.0270315396034583" calcext:value-type="float">
            <text:p>0.0270315396</text:p>
          </table:table-cell>
          <table:table-cell table:formula="of:=STDEV([.E144:.E145];[.E149])" office:value-type="float" office:value="0.0237065794031952" calcext:value-type="float">
            <text:p>0.0237065794</text:p>
          </table:table-cell>
          <table:table-cell table:formula="of:=STDEV([.F144:.F145];[.F149])" office:value-type="float" office:value="0.028656780611227" calcext:value-type="float">
            <text:p>0.0286567806</text:p>
          </table:table-cell>
          <table:table-cell table:formula="of:=STDEV([.G144:.G145];[.G149])" office:value-type="float" office:value="0.0200080735787665" calcext:value-type="float">
            <text:p>0.0200080736</text:p>
          </table:table-cell>
          <table:table-cell table:formula="of:=STDEV([.H144:.H145];[.H149])" office:value-type="float" office:value="0.0255818130775232" calcext:value-type="float">
            <text:p>0.0255818131</text:p>
          </table:table-cell>
          <table:table-cell table:formula="of:=STDEV([.I144:.I145];[.I149])" office:value-type="float" office:value="0.0241973271320064" calcext:value-type="float">
            <text:p>0.0241973271</text:p>
          </table:table-cell>
          <table:table-cell table:formula="of:=STDEV([.J144:.J145];[.J149])" office:value-type="float" office:value="0.0262278680287463" calcext:value-type="float">
            <text:p>0.026227868</text:p>
          </table:table-cell>
          <table:table-cell table:formula="of:=STDEV([.K144:.K145];[.K14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MAX([.B151:.J151])" office:value-type="float" office:value="0.028656780611227" calcext:value-type="float">
            <text:p>0.0286567806</text:p>
          </table:table-cell>
          <table:table-cell table:number-columns-repeated="9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54725" calcext:value-type="float">
            <text:p>0.554725</text:p>
          </table:table-cell>
          <table:table-cell office:value-type="float" office:value="0.431868" calcext:value-type="float">
            <text:p>0.431868</text:p>
          </table:table-cell>
          <table:table-cell office:value-type="float" office:value="0.429963" calcext:value-type="float">
            <text:p>0.429963</text:p>
          </table:table-cell>
          <table:table-cell office:value-type="float" office:value="0.440366" calcext:value-type="float">
            <text:p>0.440366</text:p>
          </table:table-cell>
          <table:table-cell office:value-type="float" office:value="0.439121" calcext:value-type="float">
            <text:p>0.439121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0.498388" calcext:value-type="float">
            <text:p>0.498388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9641" calcext:value-type="float">
            <text:p>0.496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5935" calcext:value-type="float">
            <text:p>0.595935</text:p>
          </table:table-cell>
          <table:table-cell office:value-type="float" office:value="0.467625" calcext:value-type="float">
            <text:p>0.467625</text:p>
          </table:table-cell>
          <table:table-cell office:value-type="float" office:value="0.466533" calcext:value-type="float">
            <text:p>0.466533</text:p>
          </table:table-cell>
          <table:table-cell office:value-type="float" office:value="0.47846" calcext:value-type="float">
            <text:p>0.4784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547313" calcext:value-type="float">
            <text:p>0.547313</text:p>
          </table:table-cell>
          <table:table-cell office:value-type="float" office:value="0.546467" calcext:value-type="float">
            <text:p>0.546467</text:p>
          </table:table-cell>
          <table:table-cell office:value-type="float" office:value="0.545582" calcext:value-type="float">
            <text:p>0.545582</text:p>
          </table:table-cell>
          <table:table-cell office:value-type="float" office:value="0.545273" calcext:value-type="float">
            <text:p>0.5452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54725" calcext:value-type="float">
            <text:p>0.554725</text:p>
          </table:table-cell>
          <table:table-cell office:value-type="float" office:value="0.431868" calcext:value-type="float">
            <text:p>0.431868</text:p>
          </table:table-cell>
          <table:table-cell office:value-type="float" office:value="0.429963" calcext:value-type="float">
            <text:p>0.429963</text:p>
          </table:table-cell>
          <table:table-cell office:value-type="float" office:value="0.440366" calcext:value-type="float">
            <text:p>0.440366</text:p>
          </table:table-cell>
          <table:table-cell office:value-type="float" office:value="0.439121" calcext:value-type="float">
            <text:p>0.439121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0.498388" calcext:value-type="float">
            <text:p>0.498388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9641" calcext:value-type="float">
            <text:p>0.496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169:.B170];[.B174])" office:value-type="float" office:value="0.0237926045933045" calcext:value-type="float">
            <text:p>0.0237926046</text:p>
          </table:table-cell>
          <table:table-cell table:formula="of:=STDEV([.C169:.C170];[.C174])" office:value-type="float" office:value="0.0206443135754134" calcext:value-type="float">
            <text:p>0.0206443136</text:p>
          </table:table-cell>
          <table:table-cell table:formula="of:=STDEV([.D169:.D170];[.D174])" office:value-type="float" office:value="0.0211136993442646" calcext:value-type="float">
            <text:p>0.0211136993</text:p>
          </table:table-cell>
          <table:table-cell table:formula="of:=STDEV([.E169:.E170];[.E174])" office:value-type="float" office:value="0.0219935811545096" calcext:value-type="float">
            <text:p>0.0219935812</text:p>
          </table:table-cell>
          <table:table-cell table:formula="of:=STDEV([.F169:.F170];[.F174])" office:value-type="float" office:value="0.0222216345108395" calcext:value-type="float">
            <text:p>0.0222216345</text:p>
          </table:table-cell>
          <table:table-cell table:formula="of:=STDEV([.G169:.G170];[.G174])" office:value-type="float" office:value="0.0275702074046121" calcext:value-type="float">
            <text:p>0.0275702074</text:p>
          </table:table-cell>
          <table:table-cell table:formula="of:=STDEV([.H169:.H170];[.H174])" office:value-type="float" office:value="0.027758423592368" calcext:value-type="float">
            <text:p>0.0277584236</text:p>
          </table:table-cell>
          <table:table-cell table:formula="of:=STDEV([.I169:.I170];[.I174])" office:value-type="float" office:value="0.028093286748498" calcext:value-type="float">
            <text:p>0.0280932867</text:p>
          </table:table-cell>
          <table:table-cell table:formula="of:=STDEV([.J169:.J170];[.J174])" office:value-type="float" office:value="0.0282110662034127" calcext:value-type="float">
            <text:p>0.0282110662</text:p>
          </table:table-cell>
          <table:table-cell table:formula="of:=STDEV([.K169:.K170];[.K17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MAX([.B176:.J176])" office:value-type="float" office:value="0.0282110662034127" calcext:value-type="float">
            <text:p>0.0282110662</text:p>
          </table:table-cell>
          <table:table-cell table:number-columns-repeated="9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8621" calcext:value-type="float">
            <text:p>0.508621</text:p>
          </table:table-cell>
          <table:table-cell table:number-columns-repeated="2" office:value-type="float" office:value="0.474138" calcext:value-type="float">
            <text:p>0.474138</text:p>
          </table:table-cell>
          <table:table-cell table:number-columns-repeated="2" office:value-type="float" office:value="0.543103" calcext:value-type="float">
            <text:p>0.543103</text:p>
          </table:table-cell>
          <table:table-cell table:number-columns-repeated="2" office:value-type="float" office:value="0.462644" calcext:value-type="float">
            <text:p>0.462644</text:p>
          </table:table-cell>
          <table:table-cell table:number-columns-repeated="2" office:value-type="float" office:value="0.560345" calcext:value-type="float">
            <text:p>0.5603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86776" calcext:value-type="float">
            <text:p>0.486776</text:p>
          </table:table-cell>
          <table:table-cell table:number-columns-repeated="2" office:value-type="float" office:value="0.486378" calcext:value-type="float">
            <text:p>0.486378</text:p>
          </table:table-cell>
          <table:table-cell table:number-columns-repeated="2" office:value-type="float" office:value="0.54746" calcext:value-type="float">
            <text:p>0.54746</text:p>
          </table:table-cell>
          <table:table-cell table:number-columns-repeated="2" office:value-type="float" office:value="0.463237" calcext:value-type="float">
            <text:p>0.463237</text:p>
          </table:table-cell>
          <table:table-cell table:number-columns-repeated="2" office:value-type="float" office:value="0.579887" calcext:value-type="float">
            <text:p>0.57988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66667" calcext:value-type="float">
            <text:p>0.466667</text:p>
          </table:table-cell>
          <table:table-cell table:number-columns-repeated="2" office:value-type="float" office:value="0.523077" calcext:value-type="float">
            <text:p>0.523077</text:p>
          </table:table-cell>
          <table:table-cell table:number-columns-repeated="2" office:value-type="float" office:value="0.558974" calcext:value-type="float">
            <text:p>0.558974</text:p>
          </table:table-cell>
          <table:table-cell table:number-columns-repeated="2" office:value-type="float" office:value="0.466667" calcext:value-type="float">
            <text:p>0.466667</text:p>
          </table:table-cell>
          <table:table-cell table:number-columns-repeated="2" office:value-type="float" office:value="0.620513" calcext:value-type="float">
            <text:p>0.6205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62092" calcext:value-type="float">
            <text:p>0.562092</text:p>
          </table:table-cell>
          <table:table-cell table:number-columns-repeated="2" office:value-type="float" office:value="0.411765" calcext:value-type="float">
            <text:p>0.411765</text:p>
          </table:table-cell>
          <table:table-cell table:number-columns-repeated="2" office:value-type="float" office:value="0.522876" calcext:value-type="float">
            <text:p>0.522876</text:p>
          </table:table-cell>
          <table:table-cell table:number-columns-repeated="2" office:value-type="float" office:value="0.457516" calcext:value-type="float">
            <text:p>0.457516</text:p>
          </table:table-cell>
          <table:table-cell table:number-columns-repeated="2" office:value-type="float" office:value="0.48366" calcext:value-type="float">
            <text:p>0.4836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12161" calcext:value-type="float">
            <text:p>0.512161</text:p>
          </table:table-cell>
          <table:table-cell table:number-columns-repeated="2" office:value-type="float" office:value="0.464095" calcext:value-type="float">
            <text:p>0.464095</text:p>
          </table:table-cell>
          <table:table-cell table:number-columns-repeated="2" office:value-type="float" office:value="0.540624" calcext:value-type="float">
            <text:p>0.540624</text:p>
          </table:table-cell>
          <table:table-cell table:number-columns-repeated="2" office:value-type="float" office:value="0.462069" calcext:value-type="float">
            <text:p>0.462069</text:p>
          </table:table-cell>
          <table:table-cell table:number-columns-repeated="2" office:value-type="float" office:value="0.54783" calcext:value-type="float">
            <text:p>0.5478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8621" calcext:value-type="float">
            <text:p>0.508621</text:p>
          </table:table-cell>
          <table:table-cell table:number-columns-repeated="2" office:value-type="float" office:value="0.474138" calcext:value-type="float">
            <text:p>0.474138</text:p>
          </table:table-cell>
          <table:table-cell table:number-columns-repeated="2" office:value-type="float" office:value="0.543103" calcext:value-type="float">
            <text:p>0.543103</text:p>
          </table:table-cell>
          <table:table-cell table:number-columns-repeated="2" office:value-type="float" office:value="0.462644" calcext:value-type="float">
            <text:p>0.462644</text:p>
          </table:table-cell>
          <table:table-cell table:number-columns-repeated="2" office:value-type="float" office:value="0.560345" calcext:value-type="float">
            <text:p>0.5603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TDEV([.B194:.B199])" office:value-type="float" office:value="0.0319416408198869" calcext:value-type="float">
            <text:p>0.0319416408</text:p>
          </table:table-cell>
          <table:table-cell table:formula="of:=STDEV([.C194:.C199])" office:value-type="float" office:value="0.0360972333311941" calcext:value-type="float">
            <text:p>0.0360972333</text:p>
          </table:table-cell>
          <table:table-cell table:formula="of:=STDEV([.D194:.D199])" office:value-type="float" office:value="0.0360972333311941" calcext:value-type="float">
            <text:p>0.0360972333</text:p>
          </table:table-cell>
          <table:table-cell table:formula="of:=STDEV([.E194:.E199])" office:value-type="float" office:value="0.0117057733277217" calcext:value-type="float">
            <text:p>0.0117057733</text:p>
          </table:table-cell>
          <table:table-cell table:formula="of:=STDEV([.F194:.F199])" office:value-type="float" office:value="0.0117057733277217" calcext:value-type="float">
            <text:p>0.0117057733</text:p>
          </table:table-cell>
          <table:table-cell table:formula="of:=STDEV([.G194:.G199])" office:value-type="float" office:value="0.00293142486969506" calcext:value-type="float">
            <text:p>0.0029314249</text:p>
          </table:table-cell>
          <table:table-cell table:formula="of:=STDEV([.H194:.H199])" office:value-type="float" office:value="0.00293142486969506" calcext:value-type="float">
            <text:p>0.0029314249</text:p>
          </table:table-cell>
          <table:table-cell table:formula="of:=STDEV([.I194:.I199])" office:value-type="float" office:value="0.0447756237730605" calcext:value-type="float">
            <text:p>0.0447756238</text:p>
          </table:table-cell>
          <table:table-cell table:formula="of:=STDEV([.J194:.J199])" office:value-type="float" office:value="0.0447756237730605" calcext:value-type="float">
            <text:p>0.0447756238</text:p>
          </table:table-cell>
          <table:table-cell table:formula="of:=STDEV([.K194:.K19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MAX([.B201:.J201])" office:value-type="float" office:value="0.0447756237730605" calcext:value-type="float">
            <text:p>0.044775623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23:07:38.6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0:36:21.102000000</meta:creation-date>
    <meta:generator>LibreOffice/4.4.1.2$Windows_x86 LibreOffice_project/45e2de17089c24a1fa810c8f975a7171ba4cd432</meta:generator>
    <dc:date>2015-11-01T23:15:12.972000000</dc:date>
    <meta:editing-duration>PT49M58S</meta:editing-duration>
    <meta:editing-cycles>6</meta:editing-cycles>
    <meta:document-statistic meta:table-count="1" meta:cell-count="73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26cm" xlink:href=".." xlink:type="simple" chart:class="chart:bar" chart:style-name="ch1">
        <chart:title svg:x="3.265cm" svg:y="0.314cm" chart:style-name="ch2">
          <text:p>VCDOMLEM REGRESSION for ECGFIVEDAYS</text:p>
        </chart:title>
        <chart:legend chart:legend-position="end" svg:x="13.562cm" svg:y="4.164cm" style:legend-expansion="high" chart:style-name="ch3"/>
        <chart:plot-area chart:style-name="ch4" table:cell-range-address="Sheet1.B1:Sheet1.K1 Sheet1.A6:Sheet1.K6" chart:data-source-has-labels="both" svg:x="0.319cm" svg:y="1.271cm" svg:width="12.924cm" svg:height="7.477cm">
          <chartooo:coordinate-region svg:x="1.417cm" svg:y="1.471cm" svg:width="11.437cm" svg:height="6.232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K6" chart:label-cell-address="Sheet1.A6:Sheet1.A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963424">
                <text:p>0.963424</text:p>
                <draw:g>
                  <svg:desc>Sheet1.B6:Sheet1.K6</svg:desc>
                </draw:g>
              </table:table-cell>
              <table:table-cell office:value-type="float" office:value="0.944947">
                <text:p>0.944947</text:p>
              </table:table-cell>
              <table:table-cell office:value-type="float" office:value="0.943439">
                <text:p>0.943439</text:p>
              </table:table-cell>
              <table:table-cell office:value-type="float" office:value="0.962293">
                <text:p>0.962293</text:p>
              </table:table-cell>
              <table:table-cell office:value-type="float" office:value="0.960784">
                <text:p>0.960784</text:p>
              </table:table-cell>
              <table:table-cell office:value-type="float" office:value="0.965686">
                <text:p>0.965686</text:p>
              </table:table-cell>
              <table:table-cell office:value-type="float" office:value="0.965686">
                <text:p>0.965686</text:p>
              </table:table-cell>
              <table:table-cell office:value-type="float" office:value="0.962293">
                <text:p>0.962293</text:p>
              </table:table-cell>
              <table:table-cell office:value-type="float" office:value="0.961916">
                <text:p>0.961916</text:p>
              </table:table-cell>
              <table:table-cell office:value-type="float" office:value="0.964555">
                <text:p>0.964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VCDOMLEM REGRESSION for TWOLEADECG</text:p>
        </chart:title>
        <chart:legend chart:legend-position="end" svg:x="13.578cm" svg:y="4.201cm" style:legend-expansion="high" chart:style-name="ch3"/>
        <chart:plot-area chart:style-name="ch4" table:cell-range-address="Sheet1.B1:Sheet1.K1 Sheet1.A24:Sheet1.K24" chart:data-source-has-labels="both" svg:x="0.32cm" svg:y="1.275cm" svg:width="12.938cm" svg:height="7.545cm">
          <chartooo:coordinate-region svg:x="1.232cm" svg:y="1.275cm" svg:width="11.647cm" svg:height="6.301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:Sheet1.K24" chart:label-cell-address="Sheet1.A24:Sheet1.A2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24:Sheet1.A24</svg:desc>
                </draw:g>
              </table:table-cell>
              <table:table-cell office:value-type="float" office:value="0.965003">
                <text:p>0.965003</text:p>
                <draw:g>
                  <svg:desc>Sheet1.B24:Sheet1.K24</svg:desc>
                </draw:g>
              </table:table-cell>
              <table:table-cell office:value-type="float" office:value="0.876649">
                <text:p>0.876649</text:p>
              </table:table-cell>
              <table:table-cell office:value-type="float" office:value="0.875502">
                <text:p>0.875502</text:p>
              </table:table-cell>
              <table:table-cell office:value-type="float" office:value="0.91136">
                <text:p>0.91136</text:p>
              </table:table-cell>
              <table:table-cell office:value-type="float" office:value="0.910499">
                <text:p>0.910499</text:p>
              </table:table-cell>
              <table:table-cell office:value-type="float" office:value="0.977051">
                <text:p>0.977051</text:p>
              </table:table-cell>
              <table:table-cell office:value-type="float" office:value="0.976764">
                <text:p>0.976764</text:p>
              </table:table-cell>
              <table:table-cell office:value-type="float" office:value="0.978199">
                <text:p>0.978199</text:p>
              </table:table-cell>
              <table:table-cell office:value-type="float" office:value="0.97619">
                <text:p>0.97619</text:p>
              </table:table-cell>
              <table:table-cell office:value-type="float" office:value="0.96529">
                <text:p>0.96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13cm" svg:y="0.316cm" chart:style-name="ch2">
          <text:p>VCDOMLEM REGRESSION for YOGA</text:p>
        </chart:title>
        <chart:legend chart:legend-position="end" svg:x="13.578cm" svg:y="4.201cm" style:legend-expansion="high" chart:style-name="ch3"/>
        <chart:plot-area chart:style-name="ch4" table:cell-range-address="Sheet1.B1:Sheet1.K1 Sheet1.A45:Sheet1.K45" chart:data-source-has-labels="both" svg:x="0.32cm" svg:y="1.275cm" svg:width="12.938cm" svg:height="7.545cm">
          <chartooo:coordinate-region svg:x="1.232cm" svg:y="1.474cm" svg:width="11.647cm" svg:height="6.301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5:Sheet1.K45" chart:label-cell-address="Sheet1.A45:Sheet1.A45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45:Sheet1.A45</svg:desc>
                </draw:g>
              </table:table-cell>
              <table:table-cell office:value-type="float" office:value="0.859899">
                <text:p>0.859899</text:p>
                <draw:g>
                  <svg:desc>Sheet1.B45:Sheet1.K45</svg:desc>
                </draw:g>
              </table:table-cell>
              <table:table-cell office:value-type="float" office:value="0.73303">
                <text:p>0.73303</text:p>
              </table:table-cell>
              <table:table-cell office:value-type="float" office:value="0.728283">
                <text:p>0.728283</text:p>
              </table:table-cell>
              <table:table-cell office:value-type="float" office:value="0.798687">
                <text:p>0.798687</text:p>
              </table:table-cell>
              <table:table-cell office:value-type="float" office:value="0.792323">
                <text:p>0.792323</text:p>
              </table:table-cell>
              <table:table-cell office:value-type="float" office:value="0.842323">
                <text:p>0.842323</text:p>
              </table:table-cell>
              <table:table-cell office:value-type="float" office:value="0.839899">
                <text:p>0.839899</text:p>
              </table:table-cell>
              <table:table-cell office:value-type="float" office:value="0.862323">
                <text:p>0.862323</text:p>
              </table:table-cell>
              <table:table-cell office:value-type="float" office:value="0.86202">
                <text:p>0.862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59cm" svg:y="0.316cm" chart:style-name="ch2">
          <text:p>VCDOMLEM REGRESSION for MOTESTRAIN</text:p>
        </chart:title>
        <chart:legend chart:legend-position="end" svg:x="13.578cm" svg:y="4.201cm" style:legend-expansion="high" chart:style-name="ch3"/>
        <chart:plot-area chart:style-name="ch4" table:cell-range-address="Sheet1.B1:Sheet1.K1 Sheet1.A69:Sheet1.K69" chart:data-source-has-labels="both" svg:x="0.32cm" svg:y="1.275cm" svg:width="12.938cm" svg:height="7.545cm">
          <chartooo:coordinate-region svg:x="1.232cm" svg:y="1.474cm" svg:width="11.647cm" svg:height="6.301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9:Sheet1.K69" chart:label-cell-address="Sheet1.A69:Sheet1.A6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9:Sheet1.A69</svg:desc>
                </draw:g>
              </table:table-cell>
              <table:table-cell office:value-type="float" office:value="0.920335">
                <text:p>0.920335</text:p>
                <draw:g>
                  <svg:desc>Sheet1.B69:Sheet1.K69</svg:desc>
                </draw:g>
              </table:table-cell>
              <table:table-cell office:value-type="float" office:value="0.868973">
                <text:p>0.868973</text:p>
              </table:table-cell>
              <table:table-cell office:value-type="float" office:value="0.862683">
                <text:p>0.862683</text:p>
              </table:table-cell>
              <table:table-cell office:value-type="float" office:value="0.898847">
                <text:p>0.898847</text:p>
              </table:table-cell>
              <table:table-cell office:value-type="float" office:value="0.89413">
                <text:p>0.89413</text:p>
              </table:table-cell>
              <table:table-cell office:value-type="float" office:value="0.917977">
                <text:p>0.917977</text:p>
              </table:table-cell>
              <table:table-cell office:value-type="float" office:value="0.916405">
                <text:p>0.916405</text:p>
              </table:table-cell>
              <table:table-cell office:value-type="float" office:value="0.930031">
                <text:p>0.930031</text:p>
              </table:table-cell>
              <table:table-cell office:value-type="float" office:value="0.929507">
                <text:p>0.929507</text:p>
              </table:table-cell>
              <table:table-cell office:value-type="float" office:value="0.921122">
                <text:p>0.9211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8cm" svg:y="0.316cm" chart:style-name="ch2">
          <text:p>VCDOMLEM REGRESSION for ITALYPOWERDEMAND</text:p>
        </chart:title>
        <chart:legend chart:legend-position="end" svg:x="13.578cm" svg:y="4.201cm" style:legend-expansion="high" chart:style-name="ch3"/>
        <chart:plot-area chart:style-name="ch4" table:cell-range-address="Sheet1.B1:Sheet1.K1 Sheet1.A94:Sheet1.K94" chart:data-source-has-labels="both" svg:x="0.32cm" svg:y="1.275cm" svg:width="12.938cm" svg:height="7.545cm">
          <chartooo:coordinate-region svg:x="1.047cm" svg:y="1.475cm" svg:width="11.839cm" svg:height="6.3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4:Sheet1.K94" chart:label-cell-address="Sheet1.A94:Sheet1.A9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94:Sheet1.A94</svg:desc>
                </draw:g>
              </table:table-cell>
              <table:table-cell office:value-type="float" office:value="0">
                <text:p>0</text:p>
                <draw:g>
                  <svg:desc>Sheet1.B94:Sheet1.K94</svg:desc>
                </draw:g>
              </table:table-cell>
              <table:table-cell office:value-type="float" office:value="0.953467">
                <text:p>0.953467</text:p>
              </table:table-cell>
              <table:table-cell office:value-type="float" office:value="0.953467">
                <text:p>0.953467</text:p>
              </table:table-cell>
              <table:table-cell office:value-type="float" office:value="0.957421">
                <text:p>0.957421</text:p>
              </table:table-cell>
              <table:table-cell office:value-type="float" office:value="0.956509">
                <text:p>0.956509</text:p>
              </table:table-cell>
              <table:table-cell office:value-type="float" office:value="0.96472">
                <text:p>0.96472</text:p>
              </table:table-cell>
              <table:table-cell office:value-type="float" office:value="0.96472">
                <text:p>0.96472</text:p>
              </table:table-cell>
              <table:table-cell office:value-type="float" office:value="0.85371">
                <text:p>0.85371</text:p>
              </table:table-cell>
              <table:table-cell office:value-type="float" office:value="0.851277">
                <text:p>0.851277</text:p>
              </table:table-cell>
              <table:table-cell office:value-type="float" office:value="0.500912">
                <text:p>0.5009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24cm" svg:y="0.316cm" chart:style-name="ch2">
          <text:p>VCDOMLEM REGRESSION for CHLORINECONCENTRATION</text:p>
        </chart:title>
        <chart:legend chart:legend-position="end" svg:x="13.578cm" svg:y="4.201cm" style:legend-expansion="high" chart:style-name="ch3"/>
        <chart:plot-area chart:style-name="ch4" table:cell-range-address="Sheet1.B1:Sheet1.K1 Sheet1.A119:Sheet1.K119" chart:data-source-has-labels="both" svg:x="0.32cm" svg:y="1.275cm" svg:width="12.938cm" svg:height="7.545cm">
          <chartooo:coordinate-region svg:x="1.047cm" svg:y="1.475cm" svg:width="11.839cm" svg:height="6.3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9:Sheet1.K119" chart:label-cell-address="Sheet1.A119:Sheet1.A11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19:Sheet1.A119</svg:desc>
                </draw:g>
              </table:table-cell>
              <table:table-cell office:value-type="float" office:value="0.835436">
                <text:p>0.835436</text:p>
                <draw:g>
                  <svg:desc>Sheet1.B119:Sheet1.K119</svg:desc>
                </draw:g>
              </table:table-cell>
              <table:table-cell office:value-type="float" office:value="0.516317">
                <text:p>0.516317</text:p>
              </table:table-cell>
              <table:table-cell office:value-type="float" office:value="0.507365">
                <text:p>0.507365</text:p>
              </table:table-cell>
              <table:table-cell office:value-type="float" office:value="0.623997">
                <text:p>0.623997</text:p>
              </table:table-cell>
              <table:table-cell office:value-type="float" office:value="0.611821">
                <text:p>0.611821</text:p>
              </table:table-cell>
              <table:table-cell office:value-type="float" office:value="0.646209">
                <text:p>0.646209</text:p>
              </table:table-cell>
              <table:table-cell office:value-type="float" office:value="0.644455">
                <text:p>0.644455</text:p>
              </table:table-cell>
              <table:table-cell office:value-type="float" office:value="0.716121">
                <text:p>0.716121</text:p>
              </table:table-cell>
              <table:table-cell office:value-type="float" office:value="0.713799">
                <text:p>0.7137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07cm" svg:y="0.316cm" chart:style-name="ch2">
          <text:p>VCDOMLEM REGRESSION for TWOPATTERNS</text:p>
        </chart:title>
        <chart:legend chart:legend-position="end" svg:x="13.578cm" svg:y="4.201cm" style:legend-expansion="high" chart:style-name="ch3"/>
        <chart:plot-area chart:style-name="ch4" table:cell-range-address="Sheet1.B1:Sheet1.K1 Sheet1.A144:Sheet1.K144" chart:data-source-has-labels="both" svg:x="0.32cm" svg:y="1.275cm" svg:width="12.938cm" svg:height="7.545cm">
          <chartooo:coordinate-region svg:x="1.232cm" svg:y="1.474cm" svg:width="11.647cm" svg:height="6.301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4:Sheet1.K144" chart:label-cell-address="Sheet1.A144:Sheet1.A14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44:Sheet1.A144</svg:desc>
                </draw:g>
              </table:table-cell>
              <table:table-cell office:value-type="float" office:value="0.71615">
                <text:p>0.71615</text:p>
                <draw:g>
                  <svg:desc>Sheet1.B144:Sheet1.K144</svg:desc>
                </draw:g>
              </table:table-cell>
              <table:table-cell office:value-type="float" office:value="0.770567">
                <text:p>0.770567</text:p>
              </table:table-cell>
              <table:table-cell office:value-type="float" office:value="0.7624">
                <text:p>0.7624</text:p>
              </table:table-cell>
              <table:table-cell office:value-type="float" office:value="0.735183">
                <text:p>0.735183</text:p>
              </table:table-cell>
              <table:table-cell office:value-type="float" office:value="0.72795">
                <text:p>0.72795</text:p>
              </table:table-cell>
              <table:table-cell office:value-type="float" office:value="0.781467">
                <text:p>0.781467</text:p>
              </table:table-cell>
              <table:table-cell office:value-type="float" office:value="0.774017">
                <text:p>0.774017</text:p>
              </table:table-cell>
              <table:table-cell office:value-type="float" office:value="0.7421">
                <text:p>0.7421</text:p>
              </table:table-cell>
              <table:table-cell office:value-type="float" office:value="0.739033">
                <text:p>0.7390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VCDOMLEM REGRESSION for INLINESKATE</text:p>
        </chart:title>
        <chart:legend chart:legend-position="end" svg:x="13.578cm" svg:y="4.201cm" style:legend-expansion="high" chart:style-name="ch3"/>
        <chart:plot-area chart:style-name="ch4" table:cell-range-address="Sheet1.B1:Sheet1.K1 Sheet1.A169:Sheet1.K169" chart:data-source-has-labels="both" svg:x="0.32cm" svg:y="1.275cm" svg:width="12.938cm" svg:height="7.545cm">
          <chartooo:coordinate-region svg:x="1.047cm" svg:y="1.475cm" svg:width="11.839cm" svg:height="6.3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9:Sheet1.K169" chart:label-cell-address="Sheet1.A169:Sheet1.A16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69:Sheet1.A169</svg:desc>
                </draw:g>
              </table:table-cell>
              <table:table-cell office:value-type="float" office:value="0.554725">
                <text:p>0.554725</text:p>
                <draw:g>
                  <svg:desc>Sheet1.B169:Sheet1.K169</svg:desc>
                </draw:g>
              </table:table-cell>
              <table:table-cell office:value-type="float" office:value="0.431868">
                <text:p>0.431868</text:p>
              </table:table-cell>
              <table:table-cell office:value-type="float" office:value="0.429963">
                <text:p>0.429963</text:p>
              </table:table-cell>
              <table:table-cell office:value-type="float" office:value="0.440366">
                <text:p>0.440366</text:p>
              </table:table-cell>
              <table:table-cell office:value-type="float" office:value="0.439121">
                <text:p>0.439121</text:p>
              </table:table-cell>
              <table:table-cell office:value-type="float" office:value="0.49956">
                <text:p>0.49956</text:p>
              </table:table-cell>
              <table:table-cell office:value-type="float" office:value="0.498388">
                <text:p>0.498388</text:p>
              </table:table-cell>
              <table:table-cell office:value-type="float" office:value="0.496923">
                <text:p>0.496923</text:p>
              </table:table-cell>
              <table:table-cell office:value-type="float" office:value="0.49641">
                <text:p>0.496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VCDOMLEM REGRESSION for PATIENTS</text:p>
        </chart:title>
        <chart:legend chart:legend-position="end" svg:x="13.578cm" svg:y="4.201cm" style:legend-expansion="high" chart:style-name="ch3"/>
        <chart:plot-area chart:style-name="ch4" table:cell-range-address="Sheet1.B1:Sheet1.K1 Sheet1.A194:Sheet1.K194" chart:data-source-has-labels="both" svg:x="0.32cm" svg:y="1.275cm" svg:width="12.938cm" svg:height="7.545cm">
          <chartooo:coordinate-region svg:x="1.047cm" svg:y="1.475cm" svg:width="11.839cm" svg:height="6.3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4:Sheet1.K194" chart:label-cell-address="Sheet1.A194:Sheet1.A19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94:Sheet1.A194</svg:desc>
                </draw:g>
              </table:table-cell>
              <table:table-cell office:value-type="float" office:value="0.508621">
                <text:p>0.508621</text:p>
                <draw:g>
                  <svg:desc>Sheet1.B194:Sheet1.K194</svg:desc>
                </draw:g>
              </table:table-cell>
              <table:table-cell office:value-type="float" office:value="0.474138">
                <text:p>0.474138</text:p>
              </table:table-cell>
              <table:table-cell office:value-type="float" office:value="0.474138">
                <text:p>0.474138</text:p>
              </table:table-cell>
              <table:table-cell office:value-type="float" office:value="0.543103">
                <text:p>0.543103</text:p>
              </table:table-cell>
              <table:table-cell office:value-type="float" office:value="0.543103">
                <text:p>0.543103</text:p>
              </table:table-cell>
              <table:table-cell office:value-type="float" office:value="0.462644">
                <text:p>0.462644</text:p>
              </table:table-cell>
              <table:table-cell office:value-type="float" office:value="0.462644">
                <text:p>0.462644</text:p>
              </table:table-cell>
              <table:table-cell office:value-type="float" office:value="0.560345">
                <text:p>0.560345</text:p>
              </table:table-cell>
              <table:table-cell office:value-type="float" office:value="0.560345">
                <text:p>0.5603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